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ff0000"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ff0000"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ff0000"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color="#ff0000"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 1</text:p>
      <text:p text:style-name="P2">_</text:p>
      <text:p text:style-name="P1">Act 2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1">Act 4</text:p>
      <text:p text:style-name="P2">_</text:p>
      <text:p text:style-name="P1">Act 5</text:p>
      <text:p text:style-name="P2">_</text:p>
      <text:p text:style-name="P1">Act 5 Act 2</text:p>
      <text:p text:style-name="P2">_</text:p>
      <text:p text:style-name="P1">Act 6</text:p>
      <text:p text:style-name="P2">_</text:p>
      <text:p text:style-name="P1">Act 6 Intermission 1</text:p>
      <text:p text:style-name="P2">_</text:p>
      <text:p text:style-name="P1">Act 6 Act 2</text:p>
      <text:p text:style-name="P2">_</text:p>
      <text:p text:style-name="P1">Act 6 Intermission 2</text:p>
      <text:p text:style-name="P2">_</text:p>
      <text:p text:style-name="P1">Act 6 Act 3</text:p>
      <text:p text:style-name="P2"><text:soft-page-break/>_</text:p>
      <text:p text:style-name="P1">Act 6 Intermission 3</text:p>
      <text:p text:style-name="P2">_</text:p>
      <text:p text:style-name="P1">Act 6 Act 4</text:p>
      <text:p text:style-name="P2">_</text:p>
      <text:p text:style-name="P1">Act 6 Intermission 4</text:p>
      <text:p text:style-name="P2">_</text:p>
      <text:p text:style-name="P1">Act 6 Act 5</text:p>
      <text:p text:style-name="P2">_</text:p>
      <text:p text:style-name="P1">Act 6 Act 5 Act 2</text:p>
      <text:p text:style-name="P2">_</text:p>
      <text:p text:style-name="P1">Act 6 Act 5 Act 1</text:p>
      <text:p text:style-name="P2">_</text:p>
      <text:p text:style-name="P1">Act 6 Intermission 5</text:p>
      <text:p text:style-name="P2">_</text:p>
      <text:p text:style-name="P1">Act 6 Act 6</text:p>
      <text:p text:style-name="P2">_</text:p>
      <text:p text:style-name="P1">Act 6 Act 6 Intermission 1</text:p>
      <text:p text:style-name="P2">_</text:p>
      <text:p text:style-name="P1">Act 6 Act 6 Act 2</text:p>
      <text:p text:style-name="P2">_</text:p>
      <text:p text:style-name="P1">Act 6 Act 6 Intermission 2</text:p>
      <text:p text:style-name="P2">_</text:p>
      <text:p text:style-name="P1"><text:soft-page-break/>Act 6 Act 6 Act 3</text:p>
      <text:p text:style-name="P2">_</text:p>
      <text:p text:style-name="P1">Act 6 Act 6 Intermission 3</text:p>
      <text:p text:style-name="P2">_</text:p>
      <text:p text:style-name="P1">Act 6 Act 6 Act 4</text:p>
      <text:p text:style-name="P2">_</text:p>
      <text:p text:style-name="P1">Act 6 Act 6 Intermission 4</text:p>
      <text:p text:style-name="P2">_</text:p>
      <text:p text:style-name="P1">Act 6 Act 6 Act 5</text:p>
      <text:p text:style-name="P2">_</text:p>
      <text:p text:style-name="P1">Act 6 Act 6 Intermission 5</text:p>
      <text:p text:style-name="P2">_</text:p>
      <text:p text:style-name="P2">1. JH1: =009496</text:p>
      <text:p text:style-name="P2">welcome back, jade.</text:p>
      <text:p text:style-name="P2">_</text:p>
      <text:p text:style-name="P2">2. JH2; Ce1: =009499</text:p>
      <text:p text:style-name="P2">come toward me.</text:p>
      <text:p text:style-name="P2">_</text:p>
      <text:p text:style-name="P2">3. JH3: =009500</text:p>
      <text:p text:style-name="P2">you are kind to believe that.</text:p>
      <text:p text:style-name="P2">there is no way to measure.</text:p>
      <text:p text:style-name="P2">_</text:p>
      <text:p text:style-name="P2">4. JH4: =009501</text:p>
      <text:p text:style-name="P2">jade, could you wait over here?</text:p>
      <text:p text:style-name="P2">i will return in a moment.</text:p>
      <text:p text:style-name="P2"><text:soft-page-break/>_</text:p>
      <text:p text:style-name="P2">5. Ce2: =009511</text:p>
      <text:p text:style-name="P2">so you have.</text:p>
      <text:p text:style-name="P2">and i've been waiting.</text:p>
      <text:p text:style-name="P2">what will it be?</text:p>
      <text:p text:style-name="P2">_</text:p>
      <text:p text:style-name="P2">6. Ce3: =009512</text:p>
      <text:p text:style-name="P2">no.</text:p>
      <text:p text:style-name="P2">but you may if you wish.</text:p>
      <text:p text:style-name="P2">i used to.</text:p>
      <text:p text:style-name="P2">long ago i would tell stories to myself, for the sake of amusement.</text:p>
      <text:p text:style-name="P2">now i only tell them to others, when it serves a purpose.</text:p>
      <text:p text:style-name="P2">is there a story you would like to hear?</text:p>
      <text:p text:style-name="P2">this is where i was killed.</text:p>
      <text:p text:style-name="P2">would you like to hear that story?</text:p>
      <text:p text:style-name="P2">_</text:p>
      <text:p text:style-name="P2">7. Ce4: =009513</text:p>
      <text:p text:style-name="P2">my death was the very end, of course.</text:p>
      <text:p text:style-name="P2">when telling a story of the end, where does one begin?</text:p>
      <text:p text:style-name="P2">at the true beginning, or one of the many points between disguised as such?</text:p>
      <text:p text:style-name="P2">in a story of the end, which events preceding the final moment itself shall be considered extraneous?</text:p>
      <text:p text:style-name="P2">for me, none were.</text:p>
      <text:p text:style-name="P2">for you, all are.</text:p>
      <text:p text:style-name="P2">it simply depends how long you're willing to listen, and for how long you have.</text:p>
      <text:p text:style-name="P2"><text:soft-page-break/>now that you're here,</text:p>
      <text:p text:style-name="P2">not long at all.</text:p>
      <text:p text:style-name="P2">_</text:p>
      <text:p text:style-name="P2">8. Ce5: =009514</text:p>
      <text:p text:style-name="P2">from the true beginning, then, and moving swiftly.</text:p>
      <text:p text:style-name="P2">i began the same as you.</text:p>
      <text:p text:style-name="P2">vulnerable, weak, but without the comfort of others, to whom those flaws would endear me.</text:p>
      <text:p text:style-name="P2">so i became strong, and killed my brother.</text:p>
      <text:p text:style-name="P2">i wore him down. i ate his soul. i dressed my words in his blood to hear victory every time i spoke.</text:p>
      <text:p text:style-name="P2">i consumed his strength, too. it was always in me, just as yours was in him.</text:p>
      <text:p text:style-name="P2">but being strong was not enough.</text:p>
      <text:p text:style-name="P2">_</text:p>
      <text:p text:style-name="P2">9. Ce6: =009515</text:p>
      <text:p text:style-name="P2">a dead session is an impossible time challenge.</text:p>
      <text:p text:style-name="P2">the planets detonate sooner and sooner, one by one. it is a trial designed to be unwinnable.</text:p>
      <text:p text:style-name="P2">a muse of space could never solve it. but a lord of time could, with relentless perseverence.</text:p>
      <text:p text:style-name="P2">it could only be him.</text:p>
      <text:p text:style-name="P2">yes.</text:p>
      <text:p text:style-name="P2">i was never meant to rise to the place he holds because the game was rigged.</text:p>
      <text:p text:style-name="P2">tilted in favor of his aspect.</text:p>
      <text:p text:style-name="P2">having gained immortality, i could sit forever in a spent dead session.</text:p>
      <text:p text:style-name="P2">or i could seek counsel with the mother of monsters.</text:p>
      <text:p text:style-name="P2">and that is why you stand in my memory of her lair.</text:p>
      <text:p text:style-name="P2"><text:soft-page-break/>_</text:p>
      <text:p text:style-name="P2">10. Ce7: =009516</text:p>
      <text:p text:style-name="P2">her choice was simple, and i accepted.</text:p>
      <text:p text:style-name="P2">she mercifully ended my life, then and there.</text:p>
      <text:p text:style-name="P2">less mercifully is what came in exchange.</text:p>
      <text:p text:style-name="P2">my soul would have to wait here.</text:p>
      <text:p text:style-name="P2">for what felt like a very, very long time.</text:p>
      <text:p text:style-name="P2">you.</text:p>
      <text:p text:style-name="P2">echidna told me that your visit would be my signal.</text:p>
      <text:p text:style-name="P2">an indication that the furthest ring around me had uncoiled itself momentarily, enough to be navigable.</text:p>
      <text:p text:style-name="P2">it would mean it was time for me to go, and fulfill the rest of my promise to her.</text:p>
      <text:p text:style-name="P2">so that is what i will do.</text:p>
      <text:p text:style-name="P2">_</text:p>
      <text:p text:style-name="P2">11. Ce8: =009518</text:p>
      <text:p text:style-name="P2">what do you mean.</text:p>
      <text:p text:style-name="P2">your only relevance here, and to the greater good, was to function as my signal.</text:p>
      <text:p text:style-name="P2">a simple notification, as foretold by echidna.</text:p>
      <text:p text:style-name="P2">now that you are here, i can go.</text:p>
      <text:p text:style-name="P2">_</text:p>
      <text:p text:style-name="P2">12. Ce9: =009519</text:p>
      <text:p text:style-name="P2">you don't need to do anything.</text:p>
      <text:p text:style-name="P2">be who you've become, and who i didn't.</text:p>
      <text:p text:style-name="P2">consume the fruits of an existence i could never understand.</text:p>
      <text:p text:style-name="P2">_</text:p>
      <text:p text:style-name="P2">13. Ce10: =009520</text:p>
      <text:p text:style-name="P2"><text:soft-page-break/>live.</text:p>
      <text:p text:style-name="P2">_</text:p>
      <text:p text:style-name="P2">14. JH5: =009787</text:p>
      <text:p text:style-name="P2">back to the source of all this.</text:p>
      <text:p text:style-name="P2">you know already.</text:p>
      <text:p text:style-name="P2">_</text:p>
      <text:p text:style-name="P2">15. JH6: =009788</text:p>
      <text:p text:style-name="P2">you can't wake up just yet.</text:p>
      <text:p text:style-name="P2">it's not time.</text:p>
      <text:p text:style-name="P2">not where your physical form is, at least.</text:p>
      <text:p text:style-name="P2">what about here?</text:p>
      <text:p text:style-name="P2">you're a space player.</text:p>
      <text:p text:style-name="P2">the correlation between the passage of time in the furthest ring and any given physical location is tenuous.</text:p>
      <text:p text:style-name="P2">the measurement of time here is inseparable from the physical passage through its knotted space.</text:p>
      <text:p text:style-name="P2">those two aspects are closely woven together here, to such an extent that they are barely separable.</text:p>
      <text:p text:style-name="P2">all aspects are.</text:p>
      <text:p text:style-name="P2">yes.</text:p>
      <text:p text:style-name="P2">one doesn't see abstractions.</text:p>
      <text:p text:style-name="P2">not directly.</text:p>
      <text:p text:style-name="P2">each opposing pair is in balance throughout this field so as to form a stable canvas.</text:p>
      <text:p text:style-name="P2">though the canvas becomes less stable with each crack in the field, ordinarily one would never directly observe its constituent forces.</text:p>
      <text:p text:style-name="P2">the canvas would seem smooth from afar, but up close, as it were, the tapestry is circuitously woven.</text:p>
      <text:p text:style-name="P2">the aspects, while remaining in balance, interfere with each <text:soft-page-break/>other. they interlock and intertwine.</text:p>
      <text:p text:style-name="P2">so neither space nor time functions linearly, nor are they conventionally measurable.</text:p>
      <text:p text:style-name="P2">you are predisposed to find the nuances of space intriguing.</text:p>
      <text:p text:style-name="P2">and since its opposing aspect is more related than you perhaps have realized, the challenges of understanding it are more compelling to you than you realize as well.</text:p>
      <text:p text:style-name="P2">yes.</text:p>
      <text:p text:style-name="P2">they are less distinct from each other here, yes.</text:p>
      <text:p text:style-name="P2">yes.</text:p>
      <text:p text:style-name="P2">that is correct, in a way.</text:p>
      <text:p text:style-name="P2">though motion itself is not the absolute process it is in a more conventional medium.</text:p>
      <text:p text:style-name="P2">the measurement of motion requires stable features for comparison.</text:p>
      <text:p text:style-name="P2">of which there are very few in the furthest ring, typically.</text:p>
      <text:p text:style-name="P2">the more cracks that appear, ironically, the more the ring begins to stabilize, at least in a spatial and temporal sense.</text:p>
      <text:p text:style-name="P2">motion through the twisted space is not gauged by passing landmarks, but anchored to a particular destination.</text:p>
      <text:p text:style-name="P2">destination is an idea maintained by the traveler.</text:p>
      <text:p text:style-name="P2">ideas are subtle composites of various aspects.</text:p>
      <text:p text:style-name="P2">without clear understanding of destination, motion becomes less discernible.</text:p>
      <text:p text:style-name="P2">with less discernible motion, passage of time becomes less measurable.</text:p>
      <text:p text:style-name="P2">at a standstill, time loses meaning, and can seem to stretch on forever, as all events throughout reality swirl around you in no particular order.</text:p>
      <text:p text:style-name="P2">one becomes isolated from all else. imprisoned by inertia.</text:p>
      <text:p text:style-name="P2">yes.</text:p>
      <text:p text:style-name="P2"><text:soft-page-break/>of course that is what i'm doing.</text:p>
      <text:p text:style-name="P2">_</text:p>
      <text:p text:style-name="P2">16. JH7: =009789</text:p>
      <text:p text:style-name="P2">i do have that power.</text:p>
      <text:p text:style-name="P2">no.</text:p>
      <text:p text:style-name="P2">i told you.</text:p>
      <text:p text:style-name="P2">it is not time yet.</text:p>
      <text:p text:style-name="P2">we must reach our destination first, in order for the requisite time to flow correctly.</text:p>
      <text:p text:style-name="P2">only then.</text:p>
      <text:p text:style-name="P2">why the hurry?</text:p>
      <text:p text:style-name="P2">you have already proven your heroism in the moments when it was needed most.</text:p>
      <text:p text:style-name="P2">it is important to know when the greatest good is best served by remaining dormant.</text:p>
      <text:p text:style-name="P2">whether that burden is for close to eternity, or only a few more minutes.</text:p>
      <text:p text:style-name="P2">it is something to learn as a space player.</text:p>
      <text:p text:style-name="P2">space falls back. it yields. hosts the play silently.</text:p>
      <text:p text:style-name="P2">then, it roars to life when its time comes, showing all who is really the master.</text:p>
      <text:p text:style-name="P2">and so too when the time comes, it collapses in on itself, taking all else with it.</text:p>
      <text:p text:style-name="P2">_</text:p>
      <text:p text:style-name="P2">17. JH8: =009898</text:p>
      <text:p text:style-name="P2">we are here.</text:p>
      <text:p text:style-name="P2">our destination.</text:p>
      <text:p text:style-name="P2">yes, we are close enough now.</text:p>
      <text:p text:style-name="P2">but we do not have to do anything.</text:p>
      <text:p text:style-name="P2"><text:soft-page-break/>only i do.</text:p>
      <text:p text:style-name="P2">nothing.</text:p>
      <text:p text:style-name="P2">you needed to accompany me on this journey, so that time could pass for you.</text:p>
      <text:p text:style-name="P2">and now, that time has passed.</text:p>
      <text:p text:style-name="P2">is there anything you would like to say, or ask, before we part ways for good?</text:p>
      <text:p text:style-name="P2">no one will ever see me again after you wake up.</text:p>
      <text:p text:style-name="P2">_</text:p>
      <text:p text:style-name="P2">18. JH9: =009899</text:p>
      <text:p text:style-name="P2">by then, the fight should be over.</text:p>
      <text:p text:style-name="P2">assuming your friends were successful, you must use your abilities to seed the new universe with your new home.</text:p>
      <text:p text:style-name="P2">that is all.</text:p>
      <text:p text:style-name="P2">yes, they are the best powers.</text:p>
      <text:p text:style-name="P2">powers such as yours are a great asset, but in time, become an even greater liability.</text:p>
      <text:p text:style-name="P2">that is why you sleep.</text:p>
      <text:p text:style-name="P2">you will not be able to control them for the purpose of your mission.</text:p>
      <text:p text:style-name="P2">you are barely in control of your most modest capabilities.</text:p>
      <text:p text:style-name="P2">you are still quite young, and your kind is soft.</text:p>
      <text:p text:style-name="P2">the ability to absolutely dominate is better housed in a being designed for seclusion, singularity of purpose, and remorseless resolve.</text:p>
      <text:p text:style-name="P2">it is too much for one like you.</text:p>
      <text:p text:style-name="P2">it won't be a problem for much longer.</text:p>
      <text:p text:style-name="P2">it's not your concern.</text:p>
      <text:p text:style-name="P2">until then, you may want to appreciate the final moments of intimate connection to this continuum's supreme source of power.</text:p>
      <text:p text:style-name="P2"><text:soft-page-break/>that's up to you.</text:p>
      <text:p text:style-name="P2">if you must have advice, i will give you some similar to that i gave your other space-playing friend.</text:p>
      <text:p text:style-name="P2">i told her to live, where before she had not.</text:p>
      <text:p text:style-name="P2">so too, you are similarly imprisoned by various inertias.</text:p>
      <text:p text:style-name="P2">these weigh on you.</text:p>
      <text:p text:style-name="P2">you are a child, belonging to a race for which that distinction is understood to correspond with experiences of "enjoyment."</text:p>
      <text:p text:style-name="P2">perhaps you should try to have,</text:p>
      <text:p text:style-name="P2">"fun."</text:p>
      <text:p text:style-name="P2">_</text:p>
      <text:p text:style-name="P2">19. JH10: =009900</text:p>
      <text:p text:style-name="P2">goodbye, jade.</text:p>
      <text:p text:style-name="P2">_</text:p>
      <text:p text:style-name="P2">2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1" meta:paragraph-count="243" meta:word-count="1547" meta:character-count="7901"/>
    <meta:generator>OpenOffice/4.1.2$Win32 OpenOffice.org_project/412m3$Build-9782</meta:generator>
  </office:meta>
</office:document-meta>
</file>